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cm" svg:stroke-color="#000000" draw:marker-start-width="0.215cm" draw:marker-end-width="0.215cm" draw:fill="solid" draw:fill-color="#e6e6e6" draw:textarea-horizontal-align="justify" draw:textarea-vertical-align="middle" draw:auto-grow-height="false" fo:min-height="0.25cm" fo:min-width="0.5cm" fo:padding-top="0.13cm" fo:padding-bottom="0.13cm" fo:padding-left="0.255cm" fo:padding-right="0.255cm"/>
    </style:style>
    <style:style style:name="gr2" style:family="graphic" style:parent-style-name="standard">
      <style:graphic-properties svg:stroke-width="0.01cm" svg:stroke-color="#000000" draw:marker-start-width="0.215cm" draw:marker-end-width="0.215cm" draw:fill="hatch" draw:fill-hatch-name="screwthread_20_vert" draw:fill-hatch-solid="false" draw:textarea-horizontal-align="justify" draw:textarea-vertical-align="middle" draw:auto-grow-height="false" fo:min-height="0.25cm" fo:min-width="0.1cm" fo:padding-top="0.13cm" fo:padding-bottom="0.13cm" fo:padding-left="0.255cm" fo:padding-right="0.255cm"/>
    </style:style>
    <style:style style:name="gr3" style:family="graphic" style:parent-style-name="standard">
      <style:graphic-properties svg:stroke-width="0.01cm" svg:stroke-color="#000000" draw:marker-start-width="0.215cm" draw:marker-end-width="0.215cm" draw:fill="hatch" draw:fill-color="#c5000b" draw:fill-hatch-name="electromagnet" draw:fill-hatch-solid="true" draw:textarea-horizontal-align="justify" draw:textarea-vertical-align="middle" draw:auto-grow-height="false" fo:min-height="3.74cm" fo:min-width="0.231cm" fo:padding-top="0.13cm" fo:padding-bottom="0.13cm" fo:padding-left="0.255cm" fo:padding-right="0.255cm"/>
    </style:style>
    <style:style style:name="gr4" style:family="graphic" style:parent-style-name="standard">
      <style:graphic-properties svg:stroke-width="0.01cm" svg:stroke-color="#000000" draw:marker-start-width="0.215cm" draw:marker-end-width="0.215cm" draw:fill="hatch" draw:fill-hatch-name="screwthread_20_vert" draw:fill-hatch-solid="false" draw:textarea-horizontal-align="justify" draw:textarea-vertical-align="middle" draw:auto-grow-height="false" fo:min-height="1.25cm" fo:min-width="0.1cm" fo:padding-top="0.13cm" fo:padding-bottom="0.13cm" fo:padding-left="0.255cm" fo:padding-right="0.255cm"/>
    </style:style>
    <style:style style:name="gr5" style:family="graphic" style:parent-style-name="standard">
      <style:graphic-properties svg:stroke-width="0.01cm" svg:stroke-color="#000000" draw:marker-start-width="0.215cm" draw:marker-end-width="0.215cm" draw:fill="solid" draw:fill-color="#ffd320" draw:textarea-horizontal-align="justify" draw:textarea-vertical-align="middle" draw:auto-grow-height="false" fo:min-height="0.05cm" fo:min-width="2.5cm" fo:padding-top="0.13cm" fo:padding-bottom="0.13cm" fo:padding-left="0.255cm" fo:padding-right="0.255cm"/>
    </style:style>
    <style:style style:name="gr6" style:family="graphic" style:parent-style-name="standard">
      <style:graphic-properties svg:stroke-width="0.01cm" svg:stroke-color="#000000" draw:marker-start-width="0.215cm" draw:marker-end-width="0.215cm" draw:fill="solid" draw:fill-color="#ffd320" draw:textarea-horizontal-align="justify" draw:textarea-vertical-align="middle" draw:auto-grow-height="false" fo:min-height="0.04cm" fo:min-width="0.988cm" fo:padding-top="0.13cm" fo:padding-bottom="0.13cm" fo:padding-left="0.255cm" fo:padding-right="0.255cm"/>
    </style:style>
    <style:style style:name="gr7" style:family="graphic" style:parent-style-name="standard">
      <style:graphic-properties svg:stroke-width="0.01cm" svg:stroke-color="#000000" draw:marker-start-width="0.215cm" draw:marker-end-width="0.215cm" draw:fill="solid" draw:fill-color="#579d1c" draw:textarea-horizontal-align="justify" draw:textarea-vertical-align="middle" draw:auto-grow-height="false" fo:min-height="0cm" fo:min-width="0.5cm" fo:padding-top="0.13cm" fo:padding-bottom="0.13cm" fo:padding-left="0.255cm" fo:padding-right="0.255cm"/>
    </style:style>
    <style:style style:name="gr8" style:family="graphic" style:parent-style-name="measure" style:list-style-name="L1">
      <style:graphic-properties svg:stroke-width="0.01cm" svg:stroke-color="#000000" draw:marker-start-width="0.215cm" draw:marker-end-width="0.215cm" draw:textarea-vertical-align="middle"/>
    </style:style>
    <style:style style:name="gr9" style:family="graphic" style:parent-style-name="measure" style:list-style-name="L1">
      <style:graphic-properties svg:stroke-width="0.01cm" svg:stroke-color="#000000" draw:marker-start-width="0.215cm" draw:marker-end-width="0.215cm" draw:textarea-vertical-align="middle"/>
    </style:style>
    <style:style style:name="gr10" style:family="graphic" style:parent-style-name="measure" style:list-style-name="L1">
      <style:graphic-properties svg:stroke-width="0.01cm" svg:stroke-color="#000000" draw:marker-start-width="0.215cm" draw:marker-end-width="0.215cm" draw:textarea-vertical-align="middle"/>
    </style:style>
    <style:style style:name="gr11" style:family="graphic" style:parent-style-name="measure" style:list-style-name="L1">
      <style:graphic-properties svg:stroke-width="0.01cm" svg:stroke-color="#000000" draw:marker-start-width="0.215cm" draw:marker-end-width="0.215cm" draw:textarea-vertical-align="middle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 style:parent-style-name="measure">
      <style:graphic-properties draw:textarea-vertical-align="middle"/>
    </style:style>
    <style:style style:name="gr14" style:family="graphic" style:parent-style-name="measure" style:list-style-name="L1">
      <style:graphic-properties svg:stroke-width="0.01cm" svg:stroke-color="#000000" draw:marker-start-width="0.215cm" draw:marker-end-width="0.215cm" draw:textarea-vertical-align="middle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21cm" fo:min-width="0cm"/>
    </style:style>
    <style:style style:name="gr16" style:family="graphic" style:parent-style-name="standard">
      <style:graphic-properties draw:stroke="none" svg:stroke-color="#000000" draw:fill="none" draw:fill-color="#ffffff" fo:min-height="7.881cm"/>
    </style:style>
    <style:style style:name="gr17" style:family="graphic" style:parent-style-name="objectwithoutfill">
      <style:graphic-properties svg:stroke-width="0.02cm" svg:stroke-color="#b84700" draw:marker-start-width="0.23cm" draw:marker-end-width="0.23cm" draw:fill="none" draw:textarea-vertical-align="middle" fo:padding-top="0.135cm" fo:padding-bottom="0.135cm" fo:padding-left="0.26cm" fo:padding-right="0.26cm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loext:graphic-properties draw:fill="hatch" draw:fill-hatch-name="screwthread_20_vert" draw:fill-hatch-solid="false"/>
      <style:paragraph-properties fo:text-align="center"/>
    </style:style>
    <style:style style:name="P3" style:family="paragraph">
      <loext:graphic-properties draw:fill="hatch" draw:fill-color="#c5000b" draw:fill-hatch-name="electromagnet" draw:fill-hatch-solid="true"/>
      <style:paragraph-properties fo:text-align="center"/>
    </style:style>
    <style:style style:name="P4" style:family="paragraph">
      <loext:graphic-properties draw:fill="solid" draw:fill-color="#ffd320"/>
      <style:paragraph-properties fo:text-align="center"/>
    </style:style>
    <style:style style:name="P5" style:family="paragraph">
      <loext:graphic-properties draw:fill="solid" draw:fill-color="#579d1c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0.5cm" svg:x="7.431cm" svg:y="9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7.431cm" svg:y="9.8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7.431cm" svg:y="4.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5cm" svg:x="7.647cm" svg:y="4.5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41cm" svg:height="4cm" svg:x="7.567cm" svg:y="5.0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cm" svg:height="1.5cm" svg:x="7.647cm" svg:y="9.0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0.3cm" svg:x="8.247cm" svg:y="9.5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498cm" svg:height="0.3cm" svg:x="6.149cm" svg:y="9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1cm" svg:height="0.085cm" svg:x="7.431cm" svg:y="4.435cm">
          <text:p/>
          <draw:enhanced-geometry svg:viewBox="0 0 21600 21600" draw:type="rectangle" draw:enhanced-path="M 0 0 L 21600 0 21600 21600 0 21600 0 0 Z N"/>
        </draw:custom-shape>
        <draw:measure draw:style-name="gr8" draw:text-style-name="P6" draw:layer="measurelines" svg:x1="8.331cm" svg:y1="4.52cm" svg:x2="8.331cm" svg:y2="10.521cm">
          <text:p text:style-name="P6"><text:span text:style-name="T1"><text:measure text:kind="gap"/></text:span><text:span text:style-name="T1"><text:measure text:kind="value">6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9" draw:text-style-name="P6" draw:layer="measurelines" svg:x1="9.231cm" svg:y1="4.52cm" svg:x2="9.231cm" svg:y2="5.02cm">
          <text:p text:style-name="P6"><text:span text:style-name="T1"><text:measure text:kind="gap"/></text:span><text:span text:style-name="T1"><text:measure text:kind="value">0.5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10" draw:text-style-name="P6" draw:layer="measurelines" svg:x1="10.131cm" svg:y1="5.02cm" svg:x2="10.131cm" svg:y2="9.02cm">
          <text:p text:style-name="P6"><text:span text:style-name="T1"><text:measure text:kind="gap"/></text:span><text:span text:style-name="T1"><text:measure text:kind="value">4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11" draw:text-style-name="P6" draw:layer="layout" svg:x1="11.031cm" svg:y1="9.016cm" svg:x2="11.031cm" svg:y2="9.516cm">
          <text:p text:style-name="P6"><text:span text:style-name="T1"><text:measure text:kind="gap"/></text:span><text:span text:style-name="T1"><text:measure text:kind="value">0.5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line draw:style-name="gr12" draw:text-style-name="P7" draw:layer="layout" svg:x1="10.231cm" svg:y1="9.02cm" svg:x2="8.431cm" svg:y2="9.02cm">
          <text:p/>
        </draw:line>
        <draw:line draw:style-name="gr12" draw:text-style-name="P7" draw:layer="layout" svg:x1="12.126cm" svg:y1="10.316cm" svg:x2="8.431cm" svg:y2="10.316cm">
          <text:p/>
        </draw:line>
        <draw:measure draw:style-name="gr13" draw:text-style-name="P9" draw:layer="measurelines" svg:x1="7.683cm" svg:y1="9.816cm" svg:x2="7.683cm" svg:y2="9.516cm">
          <text:p text:style-name="P8"><text:span text:style-name="T1"><text:measure text:kind="gap"/></text:span><text:span text:style-name="T1"><text:measure text:kind="value">0.3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line draw:style-name="gr12" draw:text-style-name="P7" draw:layer="layout" svg:x1="9.331cm" svg:y1="5.02cm" svg:x2="8.431cm" svg:y2="5.02cm">
          <text:p/>
        </draw:line>
        <draw:measure draw:style-name="gr14" draw:text-style-name="P6" draw:layer="measurelines" svg:x1="12.026cm" svg:y1="9.812cm" svg:x2="12.026cm" svg:y2="10.312cm">
          <text:p text:style-name="P6"><text:span text:style-name="T1"><text:measure text:kind="gap"/></text:span><text:span text:style-name="T1"><text:measure text:kind="value">0.5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custom-shape draw:style-name="gr15" draw:text-style-name="P10" draw:layer="layout" svg:width="0.461cm" svg:height="0.461cm" draw:transform="rotate (1.5707963267949) translate (6.069cm 9.901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10" draw:layer="layout" svg:width="0.461cm" svg:height="0.461cm" draw:transform="rotate (-1.5707963267949) translate (11.397cm 9.439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2" draw:text-style-name="P7" draw:layer="layout" svg:x1="11.017cm" svg:y1="9.816cm" svg:x2="12.126cm" svg:y2="9.816cm">
          <text:p/>
        </draw:line>
        <draw:line draw:style-name="gr12" draw:text-style-name="P7" draw:layer="layout" svg:x1="10.936cm" svg:y1="9.516cm" svg:x2="11.397cm" svg:y2="9.516cm">
          <text:p/>
        </draw:line>
        <draw:frame draw:style-name="gr16" draw:text-style-name="P11" draw:layer="layout" svg:width="4.96cm" svg:height="8.131cm" svg:x="1.344cm" svg:y="4.223cm">
          <draw:text-box>
            <text:p><text:span text:style-name="T2">Felt</text:span></text:p>
            <text:p><text:span text:style-name="T2">M6 nut </text:span><text:span text:style-name="T2"><text:tab/></text:span><text:span text:style-name="T2"><text:tab/></text:span><text:span text:style-name="T2">(tapped)</text:span></text:p>
            <text:p><text:span text:style-name="T2"/></text:p>
            <text:p><text:span text:style-name="T2"/></text:p>
            <text:p><text:span text:style-name="T2"/></text:p>
            <text:p><text:span text:style-name="T2">6mm iron rod wound with enamelled wire (1000turn?)</text:span></text:p>
            <text:p><text:span text:style-name="T2"/></text:p>
            <text:p><text:span text:style-name="T2"/></text:p>
            <text:p><text:span text:style-name="T2">Ends of magnet wire</text:span></text:p>
            <text:p><text:span text:style-name="T2">exposed at this end.</text:span></text:p>
            <text:p><text:span text:style-name="T2"/></text:p>
            <text:p><text:span text:style-name="T2">M6 nut </text:span><text:span text:style-name="T2"><text:tab/></text:span><text:span text:style-name="T2"><text:tab/></text:span><text:span text:style-name="T2">(tapped)</text:span></text:p>
            <text:p><text:span text:style-name="T2">3mm MDF</text:span><text:span text:style-name="T2"><text:tab/></text:span><text:span text:style-name="T2">(tapped)</text:span></text:p>
            <text:p><text:span text:style-name="T2">M6 nut </text:span><text:span text:style-name="T2"><text:tab/></text:span><text:span text:style-name="T2"><text:tab/></text:span><text:span text:style-name="T2">(tapped)</text:span></text:p>
            <text:p><text:span text:style-name="T2">Spare length </text:span><text:span text:style-name="T2"><text:tab/></text:span><text:span text:style-name="T2">(tapped)</text:span></text:p>
            <text:p><text:span text:style-name="T2"/></text:p>
            <text:p><text:span text:style-name="T2"/></text:p>
            <text:p><text:span text:style-name="T2"/></text:p>
          </draw:text-box>
        </draw:frame>
        <draw:line draw:style-name="gr17" draw:text-style-name="P7" draw:layer="layout" svg:x1="7.647cm" svg:y1="8.911cm" svg:x2="6.466cm" svg:y2="8.477cm">
          <text:p/>
        </draw:line>
        <draw:line draw:style-name="gr17" draw:text-style-name="P7" draw:layer="layout" svg:x1="6.657cm" svg:y1="8.234cm" svg:x2="7.647cm" svg:y2="9.016cm">
          <text:p/>
        </draw:line>
        <draw:measure draw:style-name="gr13" draw:text-style-name="P9" draw:layer="measurelines" svg:x1="7.647cm" svg:y1="4.488cm" svg:x2="8.247cm" svg:y2="4.488cm">
          <text:p text:style-name="P8"><text:span text:style-name="T1"><text:measure text:kind="gap"/></text:span><text:span text:style-name="T1"><text:measure text:kind="value">0.6</text:measure></text:span><text:span text:style-name="T1"> </text:span><text:span text:style-name="T1"><text:measure text:kind="unit">cm</text:measure></text:span><text:span text:style-name="T1"><text:measure text:kind="gap"/>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electromagnet" draw:style="single" draw:color="#000000" draw:distance="0.05cm" draw:rotation="0"/>
    <draw:hatch draw:name="screwthread_20_vert" draw:display-name="screwthread vert" draw:style="single" draw:color="#000000" draw:distance="0.2cm" draw:rotation="1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3T15:02:41.069603810</meta:creation-date>
    <dc:date>2016-01-09T14:12:09.385224338</dc:date>
    <meta:editing-duration>PT6H30M29S</meta:editing-duration>
    <meta:editing-cycles>2</meta:editing-cycles>
    <meta:generator>LibreOffice/5.0.4.2$Linux_X86_64 LibreOffice_project/00m0$Build-2</meta:generator>
    <meta:document-statistic meta:object-count="26"/>
  </office:meta>
</office:document-meta>
</file>